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background-color="#ffff00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style:text-line-through-style="solid"/>
    </style:style>
    <style:style style:name="P14" style:family="paragraph" style:parent-style-name="Text_20_body" style:list-style-name="L6"/>
    <style:style style:name="P15" style:family="paragraph" style:parent-style-name="Text_20_body" style:list-style-name="L6"/>
    <style:style style:name="P16" style:family="paragraph" style:parent-style-name="Text_20_body" style:list-style-name="L6"/>
    <style:style style:name="P17" style:family="paragraph" style:parent-style-name="Text_20_body" style:list-style-name="L6"/>
    <style:style style:name="P18" style:family="paragraph" style:parent-style-name="Text_20_body" style:list-style-name="L6"/>
    <style:style style:name="P19" style:family="paragraph" style:parent-style-name="Text_20_body" style:list-style-name="L6"/>
    <style:style style:name="P20" style:family="paragraph" style:parent-style-name="Text_20_body" style:list-style-name="L6"/>
    <style:style style:name="P21" style:family="paragraph" style:parent-style-name="Text_20_body" style:list-style-name="L6"/>
    <style:style style:name="P22" style:family="paragraph" style:parent-style-name="Text_20_body" style:list-style-name="L6"/>
    <style:style style:name="P23" style:family="paragraph" style:parent-style-name="Text_20_body" style:list-style-name="L6"/>
    <style:style style:name="P24" style:family="paragraph" style:parent-style-name="Text_20_body" style:list-style-name="L6"/>
    <style:style style:name="P25" style:family="paragraph" style:parent-style-name="Text_20_body" style:list-style-name="L6"/>
    <style:style style:name="P26" style:family="paragraph" style:parent-style-name="Text_20_body" style:list-style-name="L6"/>
    <style:style style:name="P27" style:family="paragraph" style:parent-style-name="Text_20_body" style:list-style-name="L6"/>
    <style:style style:name="P28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9" style:family="paragraph" style:parent-style-name="Text_20_body" style:list-style-name="L2">
      <style:paragraph-properties fo:margin-left="0.4925in" fo:margin-right="0in" fo:text-indent="0in" style:auto-text-indent="false"/>
    </style:style>
    <style:style style:name="P30" style:family="paragraph" style:parent-style-name="Text_20_body" style:list-style-name="L2">
      <style:paragraph-properties fo:margin-left="0.4925in" fo:margin-right="0in" fo:text-indent="0in" style:auto-text-indent="false"/>
    </style:style>
    <style:style style:name="P31" style:family="paragraph" style:parent-style-name="Text_20_body" style:list-style-name="L2">
      <style:paragraph-properties fo:margin-left="0.4925in" fo:margin-right="0in" fo:text-indent="0in" style:auto-text-indent="false"/>
    </style:style>
    <style:style style:name="P32" style:family="paragraph" style:parent-style-name="Text_20_body" style:list-style-name="L2">
      <style:paragraph-properties fo:margin-left="0.4925in" fo:margin-right="0in" fo:text-indent="0in" style:auto-text-indent="false"/>
    </style:style>
    <style:style style:name="P33" style:family="paragraph" style:parent-style-name="Text_20_body" style:list-style-name="L5">
      <style:paragraph-properties fo:margin-left="0in" fo:margin-right="0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style:font-name="Courier New"/>
    </style:style>
    <style:style style:name="T3" style:family="text">
      <style:text-properties style:font-name="Thorndale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7: Finding Contended Locks </text:h>
      <text:p text:style-name="Text_20_body">Large values of voluntary thread context switches in an application observed when monitoring with mpstat, <text:s/>can be a symptom of lock contention in a Java application. This exercise investigates Java applications for the presence of contended locks using the Sun Studio Collector Analyzer. </text:p>
      <text:h text:style-name="Heading_20_3" text:outline-level="3">Required Software</text:h>
      <text:list text:style-name="L1">
        <text:list-item>
          <text:p text:style-name="P5">Solaris OS (Sparc or X86)</text:p>
        </text:list-item>
        <text:list-item>
          <text:p text:style-name="P5">JDK 1.5 or higher</text:p>
        </text:list-item>
      </text:list>
      <text:list text:style-name="L1">
        <text:list-item text:start-value="1">
          <text:p text:style-name="P5">Sun Studio version 11 or 12</text:p>
        </text:list-item>
      </text:list>
      <text:p text:style-name="P1">You can download Sun Studio from http://developers.sun.com/sunstudio/downloads/.</text:p>
      <text:list text:style-name="L1">
        <text:list-item text:start-value="1">
          <text:p text:style-name="P5">Demo software </text:p>
        </text:list-item>
      </text:list>
      <text:p text:style-name="P1">The following software is located in the demo/mod04 directory.</text:p>
      <text:list text:style-name="L2">
        <text:list-item>
          <text:p text:style-name="P28">BatchProcessor.jar</text:p>
        </text:list-item>
        <text:list-item>
          <text:p text:style-name="P28">BatchProcessor.java</text:p>
        </text:list-item>
        <text:list-item>
          <text:p text:style-name="P28">ReadThread.java</text:p>
        </text:list-item>
        <text:list-item>
          <text:p text:style-name="P28">WorkQueue.java</text:p>
        </text:list-item>
        <text:list-item>
          <text:p text:style-name="P28">WriteThread.java</text:p>
        </text:list-item>
      </text:list>
      <text:h text:style-name="Heading_20_3" text:outline-level="3">Hardware Recommendation</text:h>
      <text:p text:style-name="Text_20_body"><text:span text:style-name="T1">This exercise tends to work the best on a system which two logical processors (that is single processor dual core Intel). It is hard to mimic lock contention on large mult-core systems</text:span>. </text:p>
      <text:h text:style-name="Heading_20_3" text:outline-level="3">Objective</text:h>
      <text:list text:style-name="L3">
        <text:list-item>
          <text:p text:style-name="P9">Use Sun Studio Collector and Analyzer tools to detect lock contention in Java technology applications.</text:p>
        </text:list-item>
      </text:list>
      <text:h text:style-name="Heading_20_3" text:outline-level="3">Preparations</text:h>
      <text:p text:style-name="Text_20_body">Check for required version of Java SE.</text:p>
      <text:list text:style-name="L4">
        <text:list-item>
          <text:p text:style-name="P10">Use the <text:span text:style-name="T2">java</text:span><text:span text:style-name="T3"> </text:span><text:span text:style-name="T2">-version</text:span> command to check the installed Java SE version. </text:p>
        </text:list-item>
      </text:list>
      <text:p text:style-name="P1">If the installed version is earlier than Java SE 5, download and install the latest Java SE version from the following URL.</text:p>
      <text:p text:style-name="P2">http://java.sun.com/javase/downloads/index.jsp</text:p>
      <text:p text:style-name="Text_20_body">Download and install Sun Studio.</text:p>
      <text:list text:style-name="L5">
        <text:list-item>
          <text:p text:style-name="P11">Download and and install Sun Studio from the following URL:</text:p>
        </text:list-item>
      </text:list>
      <text:p text:style-name="P1"><text:s/><text:span text:style-name="T2">http://developers.sun.com/sunstudio/downloads/</text:span></text:p>
      <text:list text:style-name="L5" text:continue-numbering="true">
        <text:list-item>
          <text:p text:style-name="P33">Add the bin subdirectory of the Sun Studio install directory to the Solaris OS PATH variable. For example, if you installed Sun Studio in the default location <text:span text:style-name="T2">/opt/SUNWspro</text:span> you can enter the following commands at a terminal window.</text:p>
        </text:list-item>
      </text:list>
      <text:p text:style-name="P2">PATH=/opt/SUNWspro/bin:$PATH<text:line-break/>export PATH </text:p>
      <text:h text:style-name="Heading_20_3" text:outline-level="3">Instructions</text:h>
      <text:list text:style-name="L6">
        <text:list-item text:start-value="1">
          <text:p text:style-name="P12">Open a command line window.</text:p>
        </text:list-item>
      </text:list>
      <text:p text:style-name="P1">cd &lt;course_install_dir&gt;<text:span text:style-name="T4">/demo/mod04 directory</text:span></text:p>
      <text:list text:style-name="L6" text:continue-numbering="true">
        <text:list-item>
          <text:p text:style-name="P13">Use the javac command to compile the following Java source files. </text:p>
        </text:list-item>
      </text:list>
      <text:p text:style-name="P1"><text:span text:style-name="T2">javac</text:span> <text:s/><text:span text:style-name="T2">BatchProcessor</text:span>.<text:span text:style-name="T2">java</text:span></text:p>
      <text:p text:style-name="P2">javac ReadThread.java</text:p>
      <text:p text:style-name="P2">javac ReadThread.java</text:p>
      <text:p text:style-name="P2">javac WriteThread.java</text:p>
      <text:list text:style-name="L6" text:continue-numbering="true">
        <text:list-item>
          <text:p text:style-name="P12">Run the <text:span text:style-name="T2">BatchProcessor</text:span> program to ensure it runs in your environment.</text:p>
        </text:list-item>
      </text:list>
      <text:p text:style-name="P1"><text:span text:style-name="T2">Java</text:span> <text:s/><text:span text:style-name="T2">BatchProcessor</text:span></text:p>
      <text:p text:style-name="P1">This program will run for 90 seconds and print some statistics. What it prints is unimportant. <text:s/>The objective is to test that it runs. </text:p>
      <text:list text:style-name="L6" text:continue-numbering="true">
        <text:list-item>
          <text:p text:style-name="P12">Run the Sun Studio <text:span text:style-name="T3">Collector</text:span> utility using the following command line.</text:p>
        </text:list-item>
      </text:list>
      <text:p text:style-name="P4"><text:span text:style-name="T2">collect</text:span> <text:span text:style-name="T2">-j</text:span> <text:span text:style-name="T2">on</text:span> <text:span text:style-name="T2">java</text:span> <text:s/><text:span text:style-name="T2">-server -Xmx64m -Xms64m -Xmn24m -XX:+UseSerialGC -jar BatchProcessor.jar</text:span> </text:p>
      <text:p text:style-name="P1">This invokes the Sun Studio Collector to capture a running profile of the Java program. It creates a directory in the current directory called <text:span text:style-name="T2">test.er.1</text:span>. If the file is not created check that you have write permissions to the directory from which you ran the program. </text:p>
      <text:p text:style-name="P1">The default sampling interval is 1 second and the default output directory is the present working directory. Please refer to the Sun Studio Collector documentation for command line options that override default values.</text:p>
      <text:p text:style-name="P1">Let the BatchProcessor program run to completion.</text:p>
      <text:p text:style-name="P3">This program tends to work the best on a system which two logical processors (that is. single processor dual core Intel). It is hard to mimic lock contention on large mult-core systems. </text:p>
      <text:list text:style-name="L6" text:continue-numbering="true">
        <text:list-item>
          <text:p text:style-name="P12">When the <text:span text:style-name="T2">BatchProcessor</text:span> application completes, run the Sun Studio Analyzer program to read the results: </text:p>
          <text:p text:style-name="P12"><text:s/><text:span text:style-name="T2">analyzer</text:span> <text:s/><text:span text:style-name="T2">test</text:span>.<text:span text:style-name="T2">er</text:span>.<text:span text:style-name="T2">1</text:span> </text:p>
        </text:list-item>
        <text:list-item>
          <text:p text:style-name="P12">In Analyzer, select <text:span text:style-name="T2">View</text:span> <text:span text:style-name="T2">&gt;</text:span> <text:span text:style-name="T2">Set</text:span> <text:span text:style-name="T2">Data</text:span> <text:span text:style-name="T2">Presentation</text:span> from the main menu, then check the <text:span text:style-name="T2">User</text:span> <text:span text:style-name="T2">Lock</text:span> <text:span text:style-name="T2">Exclusive</text:span> and <text:span text:style-name="T2">Inclusive</text:span> <text:span text:style-name="T2">Time</text:span> boxes and press <text:span text:style-name="T2">Apply</text:span>. </text:p>
        </text:list-item>
        <text:list-item>
          <text:p text:style-name="P12">Sort the data by <text:span text:style-name="T2">Exclusive</text:span> <text:span text:style-name="T2">User</text:span> <text:span text:style-name="T2">Lock</text:span> in descending order. </text:p>
        </text:list-item>
        <text:list-item>
          <text:p text:style-name="P12">Locate and select the <text:span text:style-name="T2">java</text:span>.<text:span text:style-name="T2">lang</text:span>.<text:span text:style-name="T2">Object</text:span>.<text:span text:style-name="T2">wait</text:span> method. Then, select the <text:span text:style-name="T2">Callers</text:span><text:span text:style-name="T3"> </text:span><text:span text:style-name="T2">-</text:span><text:span text:style-name="T3"> </text:span><text:span text:style-name="T2">Callees</text:span> tab.</text:p>
        </text:list-item>
        <text:list-item>
          <text:p text:style-name="P12">On the <text:span text:style-name="T2">Callers</text:span><text:span text:style-name="T3"> </text:span><text:span text:style-name="T2">-</text:span><text:span text:style-name="T3"> </text:span><text:span text:style-name="T2">Callees</text:span> view, you should notice that <text:span text:style-name="T2">Object</text:span>.<text:span text:style-name="T2">wait</text:span>(<text:span text:style-name="T2">long</text:span>) method is called by <text:span text:style-name="T2">Object</text:span>.<text:span text:style-name="T2">wait</text:span><text:span text:style-name="T3"> </text:span>method. Click on the upper <text:span text:style-name="T2">Object</text:span>.<text:span text:style-name="T2">wait</text:span><text:span text:style-name="T3"> </text:span>method to identify who calls it. You should see that it is called by the <text:span text:style-name="T2">WorkQueue</text:span>.<text:span text:style-name="T2">dequeue</text:span> method. <text:s/>You should also notice that <text:span text:style-name="T2">WorkQueue</text:span>.<text:span text:style-name="T2">dequeue</text:span> method has some Exclusive User Lock time on it. Any time you see a method that has Exclusive User Lock Time on it that is not <text:span text:style-name="T2">java</text:span>.<text:span text:style-name="T2">lang</text:span>.<text:span text:style-name="T2">Object</text:span>.<text:span text:style-name="T2">wait</text:span> method, then it is likely a synchronized method or has a synchronized block in it.</text:p>
          <text:p text:style-name="P12">Click on <text:span text:style-name="T2">WorkQueue</text:span>.<text:span text:style-name="T2">dequeue</text:span> method to identify who is calling it. You should see that <text:span text:style-name="T2">ReadThread</text:span>.<text:span text:style-name="T2">getWorkItemFromQueue</text:span> method calls the <text:span text:style-name="T2">WorkQueue</text:span>.<text:span text:style-name="T2">dequeue</text:span> method. </text:p>
          <text:p text:style-name="P12">Examine the source code for <text:span text:style-name="T2">WorkQueue</text:span>.<text:span text:style-name="T2">dequeue</text:span> method located in the <text:span text:style-name="T2">WorkQueue</text:span>.<text:span text:style-name="T2">java</text:span> file. You will see that it is a synchronized method and it contains a call to the <text:span text:style-name="T2">Object</text:span>.<text:span text:style-name="T2">wait</text:span> method in it. Now you should be able to distinguish between the time spent on the User Lock for the <text:span text:style-name="T2">Object</text:span>.<text:span text:style-name="T2">wait</text:span> method in the <text:span text:style-name="T2">WorkQueue</text:span>.<text:span text:style-name="T2">dequeue</text:span> method versus time spent in the synchronized method <text:span text:style-name="T2">WorkQueue</text:span>.<text:span text:style-name="T2">dequeue</text:span> method. Underneath <text:span text:style-name="T2">WorkQueue</text:span>.<text:span text:style-name="T2">dequeue</text:span> method in the <text:span text:style-name="T2">Callers</text:span><text:span text:style-name="T3"> </text:span><text:span text:style-name="T2">-</text:span><text:span text:style-name="T3"> </text:span><text:span text:style-name="T2">Callees</text:span> view you will see that it calls <text:span text:style-name="T2">Object</text:span>.<text:span text:style-name="T2">wait</text:span> method and <text:span text:style-name="T2">LinkedList</text:span>.<text:span text:style-name="T2">poll</text:span><text:span text:style-name="T3"> method</text:span>. You can also see how much time is spent in User Lock <text:span text:style-name="T2">Object</text:span>.<text:span text:style-name="T2">wait</text:span> method versus <text:span text:style-name="T2">WorkQueue</text:span>.<text:span text:style-name="T2">dequeue</text:span> method. You probably noticed the <text:span text:style-name="T2">Object</text:span>.<text:span text:style-name="T2">wait</text:span><text:span text:style-name="T3"> </text:span>method that's in <text:span text:style-name="T2">WorkQueue</text:span>.<text:span text:style-name="T2">dequeue</text:span> method is an <text:span text:style-name="T2">Object</text:span>.<text:span text:style-name="T2">wait</text:span> method that is executed by <text:s/>thread waiting to be notified there is work on queue for it to grab and execute. </text:p>
        </text:list-item>
        <text:list-item>
          <text:p text:style-name="P12">At this point you would have identified that there is a lock on <text:span text:style-name="T2">WorkQueue</text:span>.<text:span text:style-name="T2">dequeue</text:span> method that is being contented for and the <text:span text:style-name="T2">Object</text:span>.<text:span text:style-name="T2">wait</text:span><text:span text:style-name="T3"> </text:span>method that's being called in <text:span text:style-name="T2">WorkQueue</text:span>.<text:span text:style-name="T2">dequeue</text:span> method is associated with the traditional Thread <text:span text:style-name="T2">wait</text:span>/<text:span text:style-name="T2">notify</text:span> concept. </text:p>
        </text:list-item>
        <text:list-item>
          <text:p text:style-name="P12">Go back to the <text:span text:style-name="T2">Functions</text:span> view and scroll to the top. </text:p>
        </text:list-item>
        <text:list-item>
          <text:p text:style-name="P12">You may notice there is an entry for <text:span text:style-name="T2">JVM-System</text:span>. If you want to know <text:span text:style-name="T1">what is being contended for locks</text:span> in the JVM, you can change User Modes to <text:span text:style-name="T2">Expert</text:span> or <text:span text:style-name="T2">Machine</text:span>. However, looking at JVM internals is not the purpose of this exercise. </text:p>
        </text:list-item>
        <text:list-item>
          <text:p text:style-name="P12">If you continue to look down the list of Exclusive User Locks, for the <text:span text:style-name="T2">WorkQueue</text:span>.<text:span text:style-name="T2">enqueue</text:span><text:span text:style-name="T3"> method</text:span>. Select it and press the <text:span text:style-name="T2">Callers</text:span><text:span text:style-name="T3"> </text:span><text:span text:style-name="T2">-</text:span><text:span text:style-name="T3"> </text:span><text:span text:style-name="T2">Callees</text:span> tab. Examineand the source code for <text:span text:style-name="T2">WorkQueue</text:span>.<text:span text:style-name="T2">enqueue</text:span><text:span text:style-name="T3"> method</text:span> and you will notice that it is a synchronized method. <text:s/>You will also notice in Analyzer it is called by a <text:span text:style-name="T2">WriteThread</text:span>.<text:span text:style-name="T2">putWorkItemOnQueue</text:span> method. Remember that <text:span text:style-name="T2">WorkQueue</text:span>.<text:span text:style-name="T2">dequeue</text:span> method was called by a <text:span text:style-name="T2">ReadThread</text:span>.<text:span text:style-name="T2">putWorkItemOnQueue</text:span> method . So, it looks like there are reader and writer threads putting and removing from a shared queue. <text:s/>The amount of time spent in the User Lock for the <text:span text:style-name="T2">WorkQueue</text:span>.<text:span text:style-name="T2">enqueue</text:span> and <text:span text:style-name="T2">WorkQueue</text:span>.<text:span text:style-name="T2">dequeue</text:span> method is the amount time spent contending for the lock on the shared queue. 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28T08:44:36</dc:date>
    <dc:language>en-US</dc:language>
    <meta:editing-cycles>34</meta:editing-cycles>
    <meta:editing-duration>P1DT2H31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7" meta:word-count="978" meta:character-count="6214"/>
  </office:meta>
</office:document-meta>
</file>